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stroke="solid" draw:stroke-dash="Fine_20_Dashed_20__28_var_29_" svg:stroke-width="0.025cm" draw:marker-start-width="0.338cm" draw:marker-end-width="0.338cm" draw:fill="none" draw:fill-color="#eeeeee" draw:textarea-horizontal-align="left" draw:textarea-vertical-align="top" fo:padding-top="0.038cm" fo:padding-bottom="0.038cm" fo:padding-left="0.064cm" fo:padding-right="0.064cm"/>
    </style:style>
    <style:style style:name="gr12" style:family="graphic" style:parent-style-name="objectwithoutfill">
      <style:graphic-properties draw:marker-end="Arrow" draw:marker-end-width="0.254cm" draw:fill="none" draw:textarea-horizontal-align="center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77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34cm"/>
    </style:style>
    <style:style style:name="gr15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3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04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74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12cm"/>
    </style:style>
    <style:style style:name="gr23" style:family="graphic" style:parent-style-name="objectwithoutfill">
      <style:graphic-properties draw:fill="none" draw:textarea-horizontal-align="center"/>
    </style:style>
    <style:style style:name="gr24" style:family="graphic" style:parent-style-name="objectwithoutfill">
      <style:graphic-properties svg:stroke-width="0.035cm" draw:marker-start-width="0.352cm" draw:marker-end-width="0.352cm" draw:fill="none" draw:textarea-horizontal-align="center" fo:padding-top="0.042cm" fo:padding-bottom="0.042cm" fo:padding-left="0.068cm" fo:padding-right="0.068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6cm"/>
    </style:style>
    <style:style style:name="gr26" style:family="graphic" style:parent-style-name="objectwithoutfill">
      <style:graphic-properties draw:stroke-dash="Ultrafine_20_Dashed" svg:stroke-color="#000000" draw:marker-end="Arrow" draw:marker-end-width="0.254cm" draw:fill="none" draw:textarea-horizontal-align="center"/>
    </style:style>
    <style:style style:name="gr27" style:family="graphic" style:parent-style-name="objectwithoutfill">
      <style:graphic-properties draw:marker-end="Arrow" draw:marker-end-width="0.203cm" draw:fill="none" draw:textarea-horizontal-align="center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8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07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83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165cm"/>
    </style:style>
    <style:style style:name="gr32" style:family="graphic" style:parent-style-name="objectwithoutfill">
      <style:graphic-properties svg:stroke-width="0.254cm" svg:stroke-color="#ff3333" draw:marker-start-width="0.679cm" draw:marker-end-width="0.679cm" draw:fill="none" draw:textarea-horizontal-align="center" fo:padding-top="0.15cm" fo:padding-bottom="0.15cm" fo:padding-left="0.176cm" fo:padding-right="0.17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text-style-name="P5" draw:layer="layout" svg:width="2.768cm" svg:height="0.861cm" svg:x="4.302cm" svg:y="5.038cm">
          <text:p><text:span text:style-name="T4">pTxP_Enqueue</text:span></text:p>
        </draw:rect>
        <draw:rect draw:style-name="gr10" draw:layer="layout" svg:width="4.245cm" svg:height="4.444cm" svg:x="11.741cm" svg:y="4.302cm">
          <text:p>pRxP</text:p>
        </draw:rect>
        <draw:rect draw:style-name="gr11" draw:layer="layout" svg:width="4.064cm" svg:height="4.419cm" svg:x="3.54cm" svg:y="4.302cm">
          <text:p>pTxP</text:p>
        </draw:rect>
        <draw:polyline draw:style-name="gr12" draw:layer="layout" svg:width="0cm" svg:height="2.997cm" svg:x="5.743cm" svg:y="2.066cm" svg:viewBox="0 0 0 2998" draw:points="0,0 0,2021 0,2998">
          <text:p/>
        </draw:polyline>
        <draw:frame draw:style-name="gr13" draw:text-style-name="P2" draw:layer="layout" svg:width="2.881cm" svg:height="0.445cm" svg:x="5.337cm" svg:y="2.674cm">
          <draw:text-box>
            <text:p><text:span text:style-name="T2">siROL_This_Data</text:span></text:p>
          </draw:text-box>
        </draw:frame>
        <draw:polyline draw:style-name="gr12" draw:layer="layout" svg:width="0cm" svg:height="2.261cm" svg:x="13.889cm" svg:y="2.04cm" svg:viewBox="0 0 0 2262" draw:points="0,2262 0,737 0,0">
          <text:p/>
        </draw:polyline>
        <draw:frame draw:style-name="gr14" draw:text-style-name="P2" draw:layer="layout" svg:width="2.936cm" svg:height="0.445cm" svg:x="13.61cm" svg:y="2.674cm">
          <draw:text-box>
            <text:p><text:span text:style-name="T2">soTHIS_Rol_Data</text:span></text:p>
          </draw:text-box>
        </draw:frame>
        <draw:polyline draw:style-name="gr15" draw:layer="layout" svg:width="0cm" svg:height="4.139cm" svg:x="12.168cm" svg:y="8.747cm" svg:viewBox="0 0 0 4140" draw:points="0,4140 0,1349 0,0">
          <text:p/>
        </draw:polyline>
        <draw:polyline draw:style-name="gr12" draw:layer="layout" svg:width="0cm" svg:height="4.139cm" svg:x="14.768cm" svg:y="8.748cm" svg:viewBox="0 0 0 4140" draw:points="0,4140 0,1349 0,0">
          <text:p/>
        </draw:polyline>
        <draw:polyline draw:style-name="gr12" draw:layer="layout" svg:width="0cm" svg:height="4.139cm" svg:x="15.168cm" svg:y="8.748cm" svg:viewBox="0 0 0 4140" draw:points="0,4140 0,1349 0,0">
          <text:p/>
        </draw:polyline>
        <draw:polyline draw:style-name="gr15" draw:layer="layout" svg:width="0cm" svg:height="4.139cm" svg:x="12.568cm" svg:y="8.748cm" svg:viewBox="0 0 0 4140" draw:points="0,0 0,2791 0,4140">
          <text:p/>
        </draw:polyline>
        <draw:polyline draw:style-name="gr12" draw:layer="layout" svg:width="0cm" svg:height="4.393cm" svg:x="5.568cm" svg:y="8.493cm" svg:viewBox="0 0 0 4394" draw:points="0,0 0,2962 0,4394">
          <text:p/>
        </draw:polyline>
        <draw:polyline draw:style-name="gr12" draw:layer="layout" svg:width="0cm" svg:height="4.393cm" svg:x="5.968cm" svg:y="8.493cm" svg:viewBox="0 0 0 4394" draw:points="0,0 0,2962 0,4394">
          <text:p/>
        </draw:polyline>
        <draw:frame draw:style-name="gr16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17" draw:text-style-name="P6" draw:layer="layout" svg:width="3.711cm" svg:height="0.445cm" svg:x="11.91cm" svg:y="9.675cm">
          <draw:text-box>
            <text:p><text:span text:style-name="T5">siUDMX_This_OpnAck</text:span></text:p>
          </draw:text-box>
        </draw:frame>
        <draw:frame draw:style-name="gr18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12" draw:layer="layout" svg:width="0cm" svg:height="4.393cm" svg:x="6.368cm" svg:y="8.493cm" svg:viewBox="0 0 0 4394" draw:points="0,0 0,2962 0,4394">
          <text:p/>
        </draw:polyline>
        <draw:frame draw:style-name="gr19" draw:text-style-name="P2" draw:layer="layout" svg:width="3.338cm" svg:height="0.445cm" svg:x="5.312cm" svg:y="10.177cm">
          <draw:text-box>
            <text:p><text:span text:style-name="T2">soTHIS_Udmx_Data</text:span></text:p>
          </draw:text-box>
        </draw:frame>
        <draw:frame draw:style-name="gr20" draw:text-style-name="P6" draw:layer="layout" svg:width="3.906cm" svg:height="0.445cm" svg:x="12.311cm" svg:y="10.176cm">
          <draw:text-box>
            <text:p><text:span text:style-name="T5">soTHIS_Udmx_OpnReq</text:span></text:p>
          </draw:text-box>
        </draw:frame>
        <draw:frame draw:style-name="gr21" draw:text-style-name="P2" draw:layer="layout" svg:width="3.376cm" svg:height="0.445cm" svg:x="5.713cm" svg:y="10.778cm">
          <draw:text-box>
            <text:p><text:span text:style-name="T2">soTHIS_Udmx_Meta</text:span></text:p>
          </draw:text-box>
        </draw:frame>
        <draw:frame draw:style-name="gr22" draw:text-style-name="P2" draw:layer="layout" svg:width="3.414cm" svg:height="0.445cm" svg:x="6.113cm" svg:y="11.379cm">
          <draw:text-box>
            <text:p><text:span text:style-name="T2">soTHIS_Udmx_PLen</text:span></text:p>
          </draw:text-box>
        </draw:frame>
        <draw:frame draw:style-name="gr13" draw:text-style-name="P2" draw:layer="layout" svg:width="2.881cm" svg:height="0.445cm" svg:x="5.338cm" svg:y="2.675cm">
          <draw:text-box>
            <text:p><text:span text:style-name="T2">siROL_This_Data</text:span></text:p>
          </draw:text-box>
        </draw:frame>
        <draw:g>
          <draw:line draw:style-name="gr23" draw:layer="layout" svg:x1="5.281cm" svg:y1="7.048cm" svg:x2="5.738cm" svg:y2="7.048cm">
            <text:p/>
          </draw:line>
          <draw:line draw:style-name="gr23" draw:layer="layout" svg:x1="5.281cm" svg:y1="6.784cm" svg:x2="5.738cm" svg:y2="6.784cm">
            <text:p/>
          </draw:line>
          <draw:line draw:style-name="gr23" draw:layer="layout" svg:x1="5.281cm" svg:y1="6.52cm" svg:x2="5.738cm" svg:y2="6.52cm">
            <text:p/>
          </draw:line>
          <draw:polyline draw:style-name="gr24" draw:layer="layout" svg:width="0.482cm" svg:height="1.16cm" svg:x="5.268cm" svg:y="6.132cm" svg:viewBox="0 0 483 1161" draw:points="0,0 0,1161 483,1161 483,23">
            <text:p/>
          </draw:polyline>
        </draw:g>
        <draw:frame draw:style-name="gr25" draw:text-style-name="P7" draw:layer="layout" svg:width="2.462cm" svg:height="0.445cm" svg:x="8.313cm" svg:y="7.677cm">
          <draw:text-box>
            <text:p><text:span text:style-name="T6">sRxToTx_Meta</text:span></text:p>
          </draw:text-box>
        </draw:frame>
        <draw:polyline draw:style-name="gr26" draw:layer="layout" svg:width="4.648cm" svg:height="0cm" svg:x="7.07cm" svg:y="8.147cm" svg:viewBox="0 0 4649 0" draw:points="4649,0 1515,0 0,0">
          <text:p/>
        </draw:polyline>
        <draw:rect draw:style-name="gr9" draw:text-style-name="P5" draw:layer="layout" svg:width="2.769cm" svg:height="0.861cm" svg:x="4.302cm" svg:y="7.639cm">
          <text:p><text:span text:style-name="T4">pTxP_Dequeue</text:span></text:p>
        </draw:rect>
        <draw:polyline draw:style-name="gr27" draw:layer="layout" svg:width="0cm" svg:height="1.777cm" svg:x="6.359cm" svg:y="5.902cm" svg:viewBox="0 0 0 1778" draw:points="0,0 0,1198 0,1778">
          <text:p/>
        </draw:polyline>
        <draw:polyline draw:style-name="gr27" draw:layer="layout" svg:width="0cm" svg:height="0.507cm" svg:x="5.539cm" svg:y="5.902cm" svg:viewBox="0 0 0 508" draw:points="0,0 0,342 0,508">
          <text:p/>
        </draw:polyline>
        <draw:polyline draw:style-name="gr27" draw:layer="layout" svg:width="0cm" svg:height="0.507cm" svg:x="5.539cm" svg:y="7.172cm" svg:viewBox="0 0 0 508" draw:points="0,0 0,342 0,508">
          <text:p/>
        </draw:polyline>
      </draw:page>
      <draw:page draw:name="page2" draw:style-name="dp1" draw:master-page-name="Default">
        <draw:frame draw:style-name="gr1" draw:text-style-name="P1" draw:layer="layout" svg:width="1.8cm" svg:height="0.9cm" svg:x="5.569cm" svg:y="1.751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5.365cm" svg:y="12.393cm" svg:viewBox="0 0 250 500" draw:points="0,0 250,250 0,500">
            <text:p/>
          </draw:polyline>
          <draw:frame draw:style-name="gr3" draw:text-style-name="P2" draw:layer="layout" svg:width="1.391cm" svg:height="0.445cm" svg:x="5.724cm" svg:y="12.401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5.71cm" svg:y="11.901cm">
            <draw:text-box>
              <text:p><text:span text:style-name="T2">piShlRst</text:span></text:p>
            </draw:text-box>
          </draw:frame>
          <draw:line draw:style-name="gr5" draw:layer="layout" svg:x1="5.365cm" svg:y1="12.143cm" svg:x2="5.615cm" svg:y2="12.143cm">
            <text:p/>
          </draw:line>
        </draw:g>
        <draw:rect draw:style-name="gr6" draw:text-style-name="P3" draw:layer="layout" svg:width="3.429cm" svg:height="0.559cm" svg:x="8.659cm" svg:y="12.912cm">
          <text:p><text:span text:style-name="T3">UDMX</text:span></text:p>
        </draw:rect>
        <draw:rect draw:style-name="gr7" draw:text-style-name="P4" draw:layer="layout" svg:width="9.593cm" svg:height="11.988cm" svg:x="5.315cm" svg:y="1.457cm">
          <text:p/>
        </draw:rect>
        <draw:rect draw:style-name="gr8" draw:text-style-name="P3" draw:layer="layout" svg:width="3.277cm" svg:height="0.559cm" svg:x="8.735cm" svg:y="1.482cm">
          <text:p><text:span text:style-name="T3">ROLE </text:span></text:p>
        </draw:rect>
        <draw:rect draw:style-name="gr10" draw:text-style-name="P8" draw:layer="layout" svg:width="4.245cm" svg:height="4.444cm" svg:x="8.251cm" svg:y="4.302cm">
          <text:p><text:span text:style-name="T7">pRxPath</text:span></text:p>
        </draw:rect>
        <draw:polyline draw:style-name="gr12" draw:layer="layout" svg:width="0cm" svg:height="2.261cm" svg:x="10.373cm" svg:y="2.04cm" svg:viewBox="0 0 0 2262" draw:points="0,2262 0,737 0,0">
          <text:p/>
        </draw:polyline>
        <draw:frame draw:style-name="gr14" draw:text-style-name="P2" draw:layer="layout" svg:width="2.936cm" svg:height="0.445cm" svg:x="8.905cm" svg:y="2.674cm">
          <draw:text-box>
            <text:p><text:span text:style-name="T2">soTHIS_Rol_Data</text:span></text:p>
          </draw:text-box>
        </draw:frame>
        <draw:polyline draw:style-name="gr12" draw:layer="layout" svg:width="0cm" svg:height="4.139cm" svg:x="10.373cm" svg:y="8.748cm" svg:viewBox="0 0 0 4140" draw:points="0,4140 0,1349 0,0">
          <text:p/>
        </draw:polyline>
        <draw:frame draw:style-name="gr16" draw:text-style-name="P2" draw:layer="layout" svg:width="3.194cm" svg:height="0.445cm" svg:x="8.776cm" svg:y="10.476cm">
          <draw:text-box>
            <text:p><text:span text:style-name="T2">siUDMX_This_Data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text-style-name="P8" draw:layer="layout" svg:width="2.997cm" svg:height="1.168cm" svg:x="4.429cm" svg:y="4.304cm">
          <text:p><text:span text:style-name="T7">pEnqueue</text:span></text:p>
        </draw:rect>
        <draw:rect draw:style-name="gr9" draw:text-style-name="P8" draw:layer="layout" svg:width="4.245cm" svg:height="1.168cm" svg:x="11.741cm" svg:y="7.578cm">
          <text:p><text:span text:style-name="T7">pRxPath</text:span></text:p>
        </draw:rect>
        <draw:rect draw:style-name="gr9" draw:text-style-name="P8" draw:layer="layout" svg:width="2.997cm" svg:height="1.168cm" svg:x="4.454cm" svg:y="7.553cm">
          <text:p><text:span text:style-name="T7">pTxPath</text:span></text:p>
        </draw:rect>
        <draw:rect draw:style-name="gr9" draw:text-style-name="P8" draw:layer="layout" svg:width="4.191cm" svg:height="1.168cm" svg:x="11.718cm" svg:y="4.304cm">
          <text:p><text:span text:style-name="T7">pDequeue</text:span></text:p>
        </draw:rect>
        <draw:polyline draw:style-name="gr12" draw:layer="layout" svg:width="0cm" svg:height="2.26cm" svg:x="5.843cm" svg:y="2.066cm" svg:viewBox="0 0 0 2261" draw:points="0,0 0,1524 0,2261">
          <text:p/>
        </draw:polyline>
        <draw:frame draw:style-name="gr13" draw:text-style-name="P2" draw:layer="layout" svg:width="2.881cm" svg:height="0.445cm" svg:x="5.437cm" svg:y="2.674cm">
          <draw:text-box>
            <text:p><text:span text:style-name="T2">siROL_This_Data</text:span></text:p>
          </draw:text-box>
        </draw:frame>
        <draw:polyline draw:style-name="gr12" draw:layer="layout" svg:width="0cm" svg:height="2.26cm" svg:x="14.089cm" svg:y="2.04cm" svg:viewBox="0 0 0 2261" draw:points="0,2261 0,737 0,0">
          <text:p/>
        </draw:polyline>
        <draw:frame draw:style-name="gr14" draw:text-style-name="P2" draw:layer="layout" svg:width="2.936cm" svg:height="0.445cm" svg:x="13.81cm" svg:y="2.674cm">
          <draw:text-box>
            <text:p><text:span text:style-name="T2">soTHIS_Rol_Data</text:span></text:p>
          </draw:text-box>
        </draw:frame>
        <draw:polyline draw:style-name="gr15" draw:layer="layout" svg:width="0cm" svg:height="4.139cm" svg:x="12.168cm" svg:y="8.747cm" svg:viewBox="0 0 0 4140" draw:points="0,4140 0,1349 0,0">
          <text:p/>
        </draw:polyline>
        <draw:polyline draw:style-name="gr12" draw:layer="layout" svg:width="0cm" svg:height="4.139cm" svg:x="14.768cm" svg:y="8.748cm" svg:viewBox="0 0 0 4140" draw:points="0,4140 0,1349 0,0">
          <text:p/>
        </draw:polyline>
        <draw:polyline draw:style-name="gr12" draw:layer="layout" svg:width="0cm" svg:height="4.139cm" svg:x="15.168cm" svg:y="8.748cm" svg:viewBox="0 0 0 4140" draw:points="0,4140 0,1349 0,0">
          <text:p/>
        </draw:polyline>
        <draw:polyline draw:style-name="gr15" draw:layer="layout" svg:width="0cm" svg:height="4.139cm" svg:x="12.568cm" svg:y="8.748cm" svg:viewBox="0 0 0 4140" draw:points="0,0 0,2791 0,4140">
          <text:p/>
        </draw:polyline>
        <draw:polyline draw:style-name="gr12" draw:layer="layout" svg:width="0cm" svg:height="4.139cm" svg:x="5.768cm" svg:y="8.747cm" svg:viewBox="0 0 0 4140" draw:points="0,0 0,2791 0,4140">
          <text:p/>
        </draw:polyline>
        <draw:polyline draw:style-name="gr12" draw:layer="layout" svg:width="0cm" svg:height="4.139cm" svg:x="6.168cm" svg:y="8.747cm" svg:viewBox="0 0 0 4140" draw:points="0,0 0,2791 0,4140">
          <text:p/>
        </draw:polyline>
        <draw:frame draw:style-name="gr16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17" draw:text-style-name="P6" draw:layer="layout" svg:width="3.711cm" svg:height="0.445cm" svg:x="11.91cm" svg:y="9.675cm">
          <draw:text-box>
            <text:p><text:span text:style-name="T5">siUDMX_This_OpnAck</text:span></text:p>
          </draw:text-box>
        </draw:frame>
        <draw:frame draw:style-name="gr18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12" draw:layer="layout" svg:width="0cm" svg:height="4.139cm" svg:x="6.568cm" svg:y="8.747cm" svg:viewBox="0 0 0 4140" draw:points="0,0 0,2791 0,4140">
          <text:p/>
        </draw:polyline>
        <draw:frame draw:style-name="gr19" draw:text-style-name="P2" draw:layer="layout" svg:width="3.338cm" svg:height="0.445cm" svg:x="5.512cm" svg:y="10.177cm">
          <draw:text-box>
            <text:p><text:span text:style-name="T2">soTHIS_Udmx_Data</text:span></text:p>
          </draw:text-box>
        </draw:frame>
        <draw:frame draw:style-name="gr20" draw:text-style-name="P6" draw:layer="layout" svg:width="3.906cm" svg:height="0.445cm" svg:x="12.311cm" svg:y="10.176cm">
          <draw:text-box>
            <text:p><text:span text:style-name="T5">soTHIS_Udmx_OpnReq</text:span></text:p>
          </draw:text-box>
        </draw:frame>
        <draw:frame draw:style-name="gr21" draw:text-style-name="P2" draw:layer="layout" svg:width="3.376cm" svg:height="0.445cm" svg:x="5.913cm" svg:y="10.778cm">
          <draw:text-box>
            <text:p><text:span text:style-name="T2">soTHIS_Udmx_Meta</text:span></text:p>
          </draw:text-box>
        </draw:frame>
        <draw:frame draw:style-name="gr28" draw:text-style-name="P2" draw:layer="layout" svg:width="3.182cm" svg:height="0.445cm" svg:x="6.313cm" svg:y="11.379cm">
          <draw:text-box>
            <text:p><text:span text:style-name="T2">soTHIS_Udmx_Len</text:span></text:p>
          </draw:text-box>
        </draw:frame>
        <draw:polyline draw:style-name="gr12" draw:layer="layout" svg:width="0cm" svg:height="2.131cm" svg:x="5.843cm" svg:y="5.495cm" svg:viewBox="0 0 0 2132" draw:points="0,0 0,1437 0,2132">
          <text:p/>
        </draw:polyline>
        <draw:polyline draw:style-name="gr12" draw:layer="layout" svg:width="0cm" svg:height="2.131cm" svg:x="14.143cm" svg:y="5.495cm" svg:viewBox="0 0 0 2132" draw:points="0,2132 0,695 0,0">
          <text:p/>
        </draw:polyline>
        <draw:frame draw:style-name="gr13" draw:text-style-name="P2" draw:layer="layout" svg:width="2.881cm" svg:height="0.445cm" svg:x="5.438cm" svg:y="2.675cm">
          <draw:text-box>
            <text:p><text:span text:style-name="T2">siROL_This_Data</text:span></text:p>
          </draw:text-box>
        </draw:frame>
        <draw:frame draw:style-name="gr29" draw:text-style-name="P2" draw:layer="layout" svg:width="2.009cm" svg:height="0.445cm" svg:x="5.439cm" svg:y="6.176cm">
          <draw:text-box>
            <text:p><text:span text:style-name="T2">rolToUrifFifo</text:span></text:p>
          </draw:text-box>
        </draw:frame>
        <draw:frame draw:style-name="gr30" draw:text-style-name="P2" draw:layer="layout" svg:width="2.085cm" svg:height="0.445cm" svg:x="13.54cm" svg:y="6.177cm">
          <draw:text-box>
            <text:p><text:span text:style-name="T2">urifToRolFifo</text:span></text:p>
          </draw:text-box>
        </draw:frame>
        <draw:g>
          <draw:line draw:style-name="gr23" draw:layer="layout" svg:x1="4.813cm" svg:y1="6.842cm" svg:x2="5.27cm" svg:y2="6.842cm">
            <text:p/>
          </draw:line>
          <draw:line draw:style-name="gr23" draw:layer="layout" svg:x1="4.813cm" svg:y1="6.542cm" svg:x2="5.27cm" svg:y2="6.542cm">
            <text:p/>
          </draw:line>
          <draw:line draw:style-name="gr23" draw:layer="layout" svg:x1="4.813cm" svg:y1="6.242cm" svg:x2="5.27cm" svg:y2="6.242cm">
            <text:p/>
          </draw:line>
          <draw:polyline draw:style-name="gr24" draw:layer="layout" svg:width="0.482cm" svg:height="1.32cm" svg:x="4.8cm" svg:y="5.8cm" svg:viewBox="0 0 483 1321" draw:points="0,0 0,1321 483,1321 483,26">
            <text:p/>
          </draw:polyline>
        </draw:g>
        <draw:g>
          <draw:line draw:style-name="gr23" draw:layer="layout" svg:x1="12.914cm" svg:y1="6.079cm" svg:x2="13.371cm" svg:y2="6.079cm">
            <text:p/>
          </draw:line>
          <draw:line draw:style-name="gr23" draw:layer="layout" svg:x1="12.914cm" svg:y1="6.379cm" svg:x2="13.371cm" svg:y2="6.379cm">
            <text:p/>
          </draw:line>
          <draw:line draw:style-name="gr23" draw:layer="layout" svg:x1="12.914cm" svg:y1="6.679cm" svg:x2="13.371cm" svg:y2="6.679cm">
            <text:p/>
          </draw:line>
          <draw:polyline draw:style-name="gr24" draw:layer="layout" svg:width="0.482cm" svg:height="1.32cm" svg:x="12.901cm" svg:y="5.8cm" svg:viewBox="0 0 483 1321" draw:points="0,1321 0,0 483,0 483,1295">
            <text:p/>
          </draw:polyline>
        </draw:g>
        <draw:frame draw:style-name="gr31" draw:text-style-name="P6" draw:layer="layout" svg:width="2.267cm" svg:height="0.445cm" svg:x="8.312cm" svg:y="7.413cm">
          <draw:text-box>
            <text:p><text:span text:style-name="T5">sRxToTx_Len</text:span></text:p>
          </draw:text-box>
        </draw:frame>
        <draw:polyline draw:style-name="gr15" draw:layer="layout" svg:width="4.24cm" svg:height="0cm" svg:x="7.477cm" svg:y="7.883cm" svg:viewBox="0 0 4241 0" draw:points="4241,0 1382,0 0,0">
          <text:p/>
        </draw:polyline>
        <draw:frame draw:style-name="gr25" draw:text-style-name="P6" draw:layer="layout" svg:width="2.462cm" svg:height="0.445cm" svg:x="8.313cm" svg:y="7.977cm">
          <draw:text-box>
            <text:p><text:span text:style-name="T5">sRxToTx_Meta</text:span></text:p>
          </draw:text-box>
        </draw:frame>
        <draw:polyline draw:style-name="gr15" draw:layer="layout" svg:width="4.24cm" svg:height="0cm" svg:x="7.478cm" svg:y="8.447cm" svg:viewBox="0 0 4241 0" draw:points="4241,0 1382,0 0,0">
          <text:p/>
        </draw:polyline>
        <draw:line draw:style-name="gr32" draw:layer="layout" svg:x1="0.644cm" svg:y1="14.233cm" svg:x2="20cm" svg:y2="0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19H54M30S</meta:editing-duration>
    <meta:editing-cycles>159</meta:editing-cycles>
    <meta:generator>OpenOffice/4.1.3$Win32 OpenOffice.org_project/413m1$Build-9783</meta:generator>
    <dc:date>2018-08-27T19:08:30.75</dc:date>
    <dc:creator>Francois Abel</dc:creator>
    <meta:printed-by>Francois Abel</meta:printed-by>
    <meta:print-date>2018-01-29T17:34:31.89</meta:print-date>
    <meta:document-statistic meta:object-count="110"/>
  </office:meta>
</office:document-meta>
</file>